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standard">
      <style:graphic-properties draw:stroke="none" svg:stroke-color="#000000" draw:fill="none" draw:fill-color="#ffffff" fo:min-height="1.463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.411cm" fo:margin-right="0cm" fo:text-align="start" fo:text-indent="0cm">
        <style:tab-stops>
          <style:tab-stop style:position="0.822cm"/>
        </style:tab-stops>
      </style:paragraph-properties>
    </style:style>
    <style:style style:name="P2" style:family="paragraph">
      <style:paragraph-properties fo:margin-left="0.411cm" fo:margin-right="0cm" fo:text-align="start" fo:text-indent="0cm">
        <style:tab-stops>
          <style:tab-stop style:position="0.822cm"/>
        </style:tab-stops>
      </style:paragraph-properties>
      <style:text-properties fo:font-family="Monaco" style:font-family-generic="modern" style:font-pitch="fixed"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family="Monaco" style:font-family-generic="modern" style:font-pitch="fixed" fo:font-size="9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24.965cm" svg:x="2.17cm" svg:y="1.435cm">
          <text:p text:style-name="P1"><text:span text:style-name="T1">&lt;?xml version="1.0" standalone="no" ?&gt;</text:span></text:p>
          <text:p text:style-name="P1"><text:span text:style-name="T1">&lt;!DOCTYPE DAVEfunc SYSTEM “DAVEfunc.dtd”&gt;</text:span></text:p>
          <text:p text:style-name="P1"><text:span text:style-name="T1">&lt;DAVEfunc&gt;</text:span></text:p>
          <text:p text:style-name="P1"><text:span text:style-name="T1">&lt;fileheader&gt; ... &lt;/fileheader&gt;</text:span></text:p>
          <text:p text:style-name="P1"><text:span text:style-name="T1">&lt;variableDef varID="DBFLL" ...&gt;</text:span></text:p>
          <text:p text:style-name="P1"><text:span text:style-name="T1"><text:s text:c="2"/></text:span><text:span text:style-name="T1">... (DBFLL variable description) ...</text:span></text:p>
          <text:p text:style-name="P1"><text:span text:style-name="T1">&lt;/variableDef&gt;</text:span></text:p>
          <text:p text:style-name="P1"><text:span text:style-name="T1">&lt;variableDef varID="XMACH" ...&gt;</text:span></text:p>
          <text:p text:style-name="P1"><text:span text:style-name="T1"><text:s text:c="2"/></text:span><text:span text:style-name="T1">... (Mach variable description) ...</text:span></text:p>
          <text:p text:style-name="P1"><text:span text:style-name="T1">&lt;/variableDef&gt;</text:span></text:p>
          <text:p text:style-name="P1"><text:span text:style-name="T1">&lt;variableDef varID="CLBFLL" ...&gt;</text:span></text:p>
          <text:p text:style-name="P1"><text:span text:style-name="T1"><text:s text:c="2"/></text:span><text:span text:style-name="T1">... (CLBFLL variable description) ...</text:span></text:p>
          <text:p text:style-name="P1"><text:span text:style-name="T1">&lt;/variableDef&gt;</text:span></text:p>
          <text:p text:style-name="P1"><text:span text:style-name="T1"><text:s text:c="2"/></text:span><text:span text:style-name="T1">.</text:span></text:p>
          <text:p text:style-name="P1"><text:span text:style-name="T1"><text:s text:c="2"/></text:span><text:span text:style-name="T1">.</text:span></text:p>
          <text:p text:style-name="P1"><text:span text:style-name="T1">&lt;breakpointDef bpID="XMACH1_PTS" ... &gt;</text:span></text:p>
          <text:p text:style-name="P1"><text:span text:style-name="T1"><text:s text:c="2"/></text:span><text:span text:style-name="T1">&lt;bpVals&gt;0.3, 0.6, 0.8, ... &lt;/bpVals&gt;</text:span></text:p>
          <text:p text:style-name="P1"><text:span text:style-name="T1">&lt;/breakpointDef&gt;</text:span></text:p>
          <text:p text:style-name="P1"><text:span text:style-name="T1">&lt;breakpointDef bpID="DBFL_PTS_PTS" ... &gt;</text:span></text:p>
          <text:p text:style-name="P1"><text:span text:style-name="T1"><text:s text:c="2"/></text:span><text:span text:style-name="T1">&lt;bpVals&gt;0., 15., 30., ... &lt;/bpVals&gt;</text:span></text:p>
          <text:p text:style-name="P1"><text:span text:style-name="T1">&lt;/breakpointDef&gt;</text:span></text:p>
          <text:p text:style-name="P1"><text:span text:style-name="T1"><text:s text:c="2"/></text:span><text:span text:style-name="T1">.</text:span></text:p>
          <text:p text:style-name="P1"><text:span text:style-name="T1"><text:s text:c="2"/></text:span><text:span text:style-name="T1">.</text:span></text:p>
          <text:p text:style-name="P1"><text:span text:style-name="T1">&lt;griddedTableDef gtID="CLBFL_table"&gt;</text:span></text:p>
          <text:p text:style-name="P1"><text:span text:style-name="T1"><text:s text:c="2"/></text:span><text:span text:style-name="T1">&lt;breakpointRefs&gt;</text:span></text:p>
          <text:p text:style-name="P1"><text:span text:style-name="T1"><text:s text:c="4"/></text:span><text:span text:style-name="T1">&lt;bpRef bpID="DBFL_PTS"/&gt;</text:span></text:p>
          <text:p text:style-name="P1"><text:span text:style-name="T1"><text:s text:c="4"/></text:span><text:span text:style-name="T1">&lt;bpRef bpID="XMACH1_PTS"/&gt;</text:span></text:p>
          <text:p text:style-name="P1"><text:span text:style-name="T1"><text:s text:c="2"/></text:span><text:span text:style-name="T1">&lt;/breakpointRefs&gt;</text:span></text:p>
          <text:p text:style-name="P1"><text:span text:style-name="T1"><text:s text:c="2"/></text:span><text:span text:style-name="T1">&lt;dataTable&gt;</text:span></text:p>
          <text:p text:style-name="P1"><text:span text:style-name="T1">-0.864E-02, -0.1026E-01, ...</text:span></text:p>
          <text:p text:style-name="P1"><text:span text:style-name="T1">-0.863E-02, -0.5367E-02, ...</text:span></text:p>
          <text:p text:style-name="P1"><text:span text:style-name="T1"><text:s text:c="2"/></text:span><text:span text:style-name="T1">&lt;/dataTable&gt;</text:span></text:p>
          <text:p text:style-name="P1"><text:span text:style-name="T1">&lt;/griddedTableDef&gt;</text:span></text:p>
          <text:p text:style-name="P1"><text:span text:style-name="T1"><text:s text:c="2"/></text:span><text:span text:style-name="T1">.</text:span></text:p>
          <text:p text:style-name="P1"><text:span text:style-name="T1"><text:s text:c="2"/></text:span><text:span text:style-name="T1">.</text:span></text:p>
          <text:p text:style-name="P1"><text:span text:style-name="T1">&lt;function ... &gt;</text:span></text:p>
          <text:p text:style-name="P1"><text:span text:style-name="T1"><text:s text:c="2"/></text:span><text:span text:style-name="T1">&lt;independentVarRef varID="DBFLL" .../&gt;</text:span></text:p>
          <text:p text:style-name="P1"><text:span text:style-name="T1"><text:s text:c="2"/></text:span><text:span text:style-name="T1">&lt;independentVarRef varID="XMACH" .../&gt;</text:span></text:p>
          <text:p text:style-name="P1"><text:span text:style-name="T1"><text:s text:c="2"/></text:span><text:span text:style-name="T1">&lt;dependentVarRef varID="CLBFLL" .../&gt;</text:span></text:p>
          <text:p text:style-name="P1"><text:span text:style-name="T1"><text:s text:c="2"/></text:span><text:span text:style-name="T1">&lt;functionDefn ... &gt;</text:span></text:p>
          <text:p text:style-name="P1"><text:span text:style-name="T1"><text:s text:c="4"/></text:span><text:span text:style-name="T1">&lt;griddedTableRef gtID="CLBFL_table"/&gt;</text:span></text:p>
          <text:p text:style-name="P1"><text:span text:style-name="T1"><text:s text:c="2"/></text:span><text:span text:style-name="T1">&lt;/functionDefn&gt;</text:span></text:p>
          <text:p text:style-name="P1"><text:span text:style-name="T1">&lt;/function&gt;</text:span></text:p>
          <text:p text:style-name="P1"><text:span text:style-name="T1"><text:s text:c="3"/></text:span><text:span text:style-name="T1">.</text:span></text:p>
          <text:p text:style-name="P1"><text:span text:style-name="T1"><text:s text:c="3"/></text:span><text:span text:style-name="T1">.</text:span></text:p>
          <text:p text:style-name="P1"><text:span text:style-name="T1">&lt;/DAVEfunc&gt;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4" draw:layer="layout" svg:width="6.985cm" svg:height="1.27cm" svg:x="13.033cm" svg:y="4.505cm">
          <draw:text-box>
            <text:p text:style-name="P3"><text:span text:style-name="T2">XMACH is flight Mach number (input to model)</text:span></text:p>
          </draw:text-box>
        </draw:frame>
        <draw:frame draw:style-name="gr2" draw:text-style-name="P4" draw:layer="layout" svg:width="6.985cm" svg:height="1.27cm" svg:x="13.033cm" svg:y="3.235cm">
          <draw:text-box>
            <text:p text:style-name="P3"><text:span text:style-name="T2">DBFLL is the lower-left body flap deflection (input to model)</text:span></text:p>
          </draw:text-box>
        </draw:frame>
        <draw:frame draw:style-name="gr3" draw:text-style-name="P4" draw:layer="layout" svg:width="6.985cm" svg:height="1.905cm" svg:x="13.033cm" svg:y="5.775cm">
          <draw:text-box>
            <text:p text:style-name="P3"><text:span text:style-name="T2">CLBFLL is the lift coefficient contribution due to lower-left body flap deflection (function output)</text:span></text:p>
          </draw:text-box>
        </draw:frame>
        <draw:frame draw:style-name="gr2" draw:text-style-name="P4" draw:layer="layout" svg:width="6.985cm" svg:height="1.27cm" svg:x="13.033cm" svg:y="7.985cm">
          <draw:text-box>
            <text:p text:style-name="P3"><text:span text:style-name="T2">Breakpoint set definitions; may be reused by several functions</text:span></text:p>
          </draw:text-box>
        </draw:frame>
        <draw:frame draw:style-name="gr4" draw:text-style-name="P4" draw:layer="layout" svg:width="6.985cm" svg:height="2.54cm" svg:x="13.033cm" svg:y="12.111cm">
          <draw:text-box>
            <text:p text:style-name="P3"><text:span text:style-name="T2">Multi-dimensional nonlinear function description; may be shared (left- and right-lower body flap lift contribution, for example)</text:span></text:p>
          </draw:text-box>
        </draw:frame>
        <draw:frame draw:style-name="gr5" draw:text-style-name="P4" draw:layer="layout" svg:width="6.985cm" svg:height="1.713cm" svg:x="13.033cm" svg:y="17.093cm">
          <draw:text-box>
            <text:p text:style-name="P3"><text:span text:style-name="T2">Function element ties together input/output variables, breakpoint sets, and function table points</text:span></text:p>
          </draw:text-box>
        </draw:frame>
        <draw:frame draw:style-name="gr2" draw:text-style-name="P4" draw:layer="layout" svg:width="6.985cm" svg:height="1.27cm" svg:x="13.033cm" svg:y="19.415cm">
          <draw:text-box>
            <text:p text:style-name="P3"><text:span text:style-name="T2">Check-case (implementation verification) data not shown</text:span></text:p>
          </draw:text-box>
        </draw:frame>
        <draw:custom-shape draw:style-name="gr6" draw:text-style-name="P5" draw:id="id2" draw:layer="layout" svg:width="7.62cm" svg:height="1.259cm" svg:x="2.528cm" svg:y="3.3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4" draw:layer="layout" svg:width="7.62cm" svg:height="1.259cm" svg:x="2.528cm" svg:y="4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6" draw:layer="layout" svg:width="7.834cm" svg:height="1.259cm" svg:x="2.528cm" svg:y="5.9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2" draw:layer="layout" svg:width="8.182cm" svg:height="1.259cm" svg:x="2.528cm" svg:y="8.0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10" draw:layer="layout" svg:width="8.182cm" svg:height="1.259cm" svg:x="2.528cm" svg:y="9.3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id="id8" draw:layer="layout" svg:width="7.523cm" svg:height="4.424cm" svg:x="2.528cm" svg:y="11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7" draw:text-style-name="P5" draw:id="id1" draw:layer="layout" svg:width="1.296cm" svg:height="0.442cm" svg:x="8.092cm" svg:y="16.942cm">
          <draw:glue-point draw:id="4" svg:x="2.554cm" svg:y="-4.298cm"/>
          <text:p/>
        </draw:ellipse>
        <draw:connector draw:style-name="gr8" draw:text-style-name="P5" draw:layer="layout" draw:type="curve" draw:line-skew="0.253cm" svg:x1="9.388cm" svg:y1="17.163cm" svg:x2="10.148cm" svg:y2="3.985cm" draw:start-shape="id1" draw:start-glue-point="1" draw:end-shape="id2" draw:end-glue-point="1" svg:d="m9388 17163c2271 0 1891-13178 760-13178">
          <text:p/>
        </draw:connector>
        <draw:ellipse draw:style-name="gr7" draw:text-style-name="P5" draw:id="id3" draw:layer="layout" svg:width="1.296cm" svg:height="0.442cm" svg:x="8.061cm" svg:y="17.31cm">
          <draw:glue-point draw:id="4" svg:x="2.554cm" svg:y="-4.298cm"/>
          <text:p/>
        </draw:ellipse>
        <draw:connector draw:style-name="gr8" draw:text-style-name="P5" draw:layer="layout" draw:type="curve" draw:line-skew="0.613cm" svg:x1="9.357cm" svg:y1="17.531cm" svg:x2="10.148cm" svg:y2="5.286cm" draw:start-shape="id3" draw:start-glue-point="1" draw:end-shape="id4" draw:end-glue-point="1" svg:d="m9357 17531c2857 0 2462-12245 791-12245">
          <text:p/>
        </draw:connector>
        <draw:ellipse draw:style-name="gr7" draw:text-style-name="P5" draw:id="id5" draw:layer="layout" svg:width="1.296cm" svg:height="0.442cm" svg:x="7.767cm" svg:y="17.796cm">
          <draw:glue-point draw:id="4" svg:x="2.554cm" svg:y="-4.298cm"/>
          <text:p/>
        </draw:ellipse>
        <draw:connector draw:style-name="gr8" draw:text-style-name="P5" draw:layer="layout" draw:type="curve" draw:line-skew="0.979cm" svg:x1="9.063cm" svg:y1="18.017cm" svg:x2="10.362cm" svg:y2="6.586cm" draw:start-shape="id5" draw:start-glue-point="1" draw:end-shape="id6" draw:end-glue-point="1" svg:d="m9063 18017c4170 0 3520-11431 1299-11431">
          <text:p/>
        </draw:connector>
        <draw:ellipse draw:style-name="gr7" draw:text-style-name="P5" draw:id="id7" draw:layer="layout" svg:width="2.844cm" svg:height="0.442cm" svg:x="7.776cm" svg:y="18.617cm">
          <draw:glue-point draw:id="4" svg:x="2.554cm" svg:y="-4.298cm"/>
          <text:p/>
        </draw:ellipse>
        <draw:connector draw:style-name="gr8" draw:text-style-name="P5" draw:layer="layout" draw:type="curve" draw:line-skew="0.483cm" svg:x1="10.62cm" svg:y1="18.838cm" svg:x2="10.051cm" svg:y2="13.592cm" draw:start-shape="id7" draw:start-glue-point="1" draw:end-shape="id8" draw:end-glue-point="1" svg:d="m10620 18838c1476 0 1760-5246-569-5246">
          <text:p/>
        </draw:connector>
        <draw:ellipse draw:style-name="gr7" draw:text-style-name="P5" draw:id="id9" draw:layer="layout" svg:width="2.844cm" svg:height="0.442cm" svg:x="5.5cm" svg:y="12.264cm">
          <draw:glue-point draw:id="4" svg:x="2.554cm" svg:y="-4.298cm"/>
          <text:p/>
        </draw:ellipse>
        <draw:connector draw:style-name="gr8" draw:text-style-name="P5" draw:layer="layout" draw:type="curve" draw:line-skew="0.356cm" svg:x1="5.5cm" svg:y1="12.485cm" svg:x2="2.528cm" svg:y2="9.986cm" draw:start-shape="id9" draw:start-glue-point="3" draw:end-shape="id10" draw:end-glue-point="3" svg:d="m5500 12485c-4675 0-3189-2499-2972-2499">
          <text:p/>
        </draw:connector>
        <draw:ellipse draw:style-name="gr7" draw:text-style-name="P5" draw:id="id11" draw:layer="layout" svg:width="2.844cm" svg:height="0.442cm" svg:x="5.816cm" svg:y="12.707cm">
          <draw:glue-point draw:id="4" svg:x="2.554cm" svg:y="-4.298cm"/>
          <text:p/>
        </draw:ellipse>
        <draw:connector draw:style-name="gr8" draw:text-style-name="P5" draw:layer="layout" draw:type="curve" svg:x1="5.816cm" svg:y1="12.928cm" svg:x2="2.528cm" svg:y2="8.686cm" draw:start-shape="id11" draw:start-glue-point="3" draw:end-shape="id12" svg:d="m5816 12928c-5683 0-4039-4242-3288-42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08-10-09T09:18:26</meta:creation-date>
    <dc:date>2010-03-15T14:50:35</dc:date>
    <meta:print-date>2008-10-09T10:40:05</meta:print-date>
    <dc:language>en-US</dc:language>
    <meta:editing-cycles>5</meta:editing-cycles>
    <meta:editing-duration>PT01H24M17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